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ula39" style:family="table">
      <style:table-properties style:width="17cm" table:align="margins"/>
    </style:style>
    <style:style style:name="Taula39.A" style:family="table-column">
      <style:table-column-properties style:column-width="3.514cm" style:rel-column-width="13544*"/>
    </style:style>
    <style:style style:name="Taula39.B" style:family="table-column">
      <style:table-column-properties style:column-width="13.487cm" style:rel-column-width="51991*"/>
    </style:style>
    <style:style style:name="Taula39.A1" style:family="table-cell">
      <style:table-cell-properties fo:padding="0.097cm" fo:border-left="0.5pt solid #000000" fo:border-right="none" fo:border-top="0.5pt solid #000000" fo:border-bottom="0.5pt solid #000000"/>
    </style:style>
    <style:style style:name="Taula39.B1" style:family="table-cell">
      <style:table-cell-properties fo:padding="0.097cm" fo:border="0.5pt solid #000000"/>
    </style:style>
    <style:style style:name="Taula39.A2" style:family="table-cell">
      <style:table-cell-properties fo:padding="0.097cm" fo:border-left="0.5pt solid #000000" fo:border-right="none" fo:border-top="none" fo:border-bottom="0.5pt solid #000000"/>
    </style:style>
    <style:style style:name="Taula39.B2" style:family="table-cell">
      <style:table-cell-properties fo:padding="0.097cm" fo:border-left="0.5pt solid #000000" fo:border-right="0.5pt solid #000000" fo:border-top="none" fo:border-bottom="0.5pt solid #000000"/>
    </style:style>
    <style:style style:name="Taula40" style:family="table">
      <style:table-properties style:width="17cm" table:align="margins"/>
    </style:style>
    <style:style style:name="Taula40.A" style:family="table-column">
      <style:table-column-properties style:column-width="2.9cm" style:rel-column-width="11178*"/>
    </style:style>
    <style:style style:name="Taula40.B" style:family="table-column">
      <style:table-column-properties style:column-width="14.101cm" style:rel-column-width="54357*"/>
    </style:style>
    <style:style style:name="Taula40.A1" style:family="table-cell">
      <style:table-cell-properties fo:padding="0.097cm" fo:border-left="0.5pt solid #000000" fo:border-right="none" fo:border-top="0.5pt solid #000000" fo:border-bottom="0.5pt solid #000000"/>
    </style:style>
    <style:style style:name="Taula40.B1" style:family="table-cell">
      <style:table-cell-properties fo:padding="0.097cm" fo:border="0.5pt solid #000000"/>
    </style:style>
    <style:style style:name="Taula40.A2" style:family="table-cell">
      <style:table-cell-properties fo:padding="0.097cm" fo:border-left="0.5pt solid #000000" fo:border-right="none" fo:border-top="none" fo:border-bottom="0.5pt solid #000000"/>
    </style:style>
    <style:style style:name="Taula40.B2" style:family="table-cell">
      <style:table-cell-properties fo:padding="0.097cm" fo:border-left="0.5pt solid #000000" fo:border-right="0.5pt solid #000000" fo:border-top="none" fo:border-bottom="0.5pt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7cm" table:align="margins"/>
    </style:style>
    <style:style style:name="Taula18.A" style:family="table-column">
      <style:table-column-properties style:column-width="17cm" style:rel-column-width="65535*"/>
    </style:style>
    <style:style style:name="Taula18.A1" style:family="table-cell">
      <style:table-cell-properties fo:padding="0.097cm" fo:border="0.05pt solid #000000"/>
    </style:style>
    <style:style style:name="Tau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7cm" table:align="margins"/>
    </style:style>
    <style:style style:name="Taula19.A" style:family="table-column">
      <style:table-column-properties style:column-width="17cm" style:rel-column-width="65535*"/>
    </style:style>
    <style:style style:name="Taula19.A1" style:family="table-cell">
      <style:table-cell-properties fo:padding="0.097cm" fo:border="0.05pt solid #000000"/>
    </style:style>
    <style:style style:name="Tau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5pt solid #000000"/>
    </style:style>
    <style:style style:name="Tau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cm" table:align="margins"/>
    </style:style>
    <style:style style:name="Taula15.A" style:family="table-column">
      <style:table-column-properties style:column-width="17cm" style:rel-column-width="65535*"/>
    </style:style>
    <style:style style:name="Taula15.A1" style:family="table-cell">
      <style:table-cell-properties fo:padding="0.097cm" fo:border="0.05pt solid #000000"/>
    </style:style>
    <style:style style:name="Tau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" style:family="table">
      <style:table-properties style:width="17cm" table:align="margins"/>
    </style:style>
    <style:style style:name="Taula17.A" style:family="table-column">
      <style:table-column-properties style:column-width="2.9cm" style:rel-column-width="11178*"/>
    </style:style>
    <style:style style:name="Taula17.B" style:family="table-column">
      <style:table-column-properties style:column-width="14.101cm" style:rel-column-width="54357*"/>
    </style:style>
    <style:style style:name="Taula17.A1" style:family="table-cell">
      <style:table-cell-properties fo:padding="0.097cm" fo:border-left="0.5pt solid #000000" fo:border-right="none" fo:border-top="0.5pt solid #000000" fo:border-bottom="0.5pt solid #000000"/>
    </style:style>
    <style:style style:name="Taula17.B1" style:family="table-cell">
      <style:table-cell-properties fo:padding="0.097cm" fo:border="0.5pt solid #000000"/>
    </style:style>
    <style:style style:name="Taula17.A2" style:family="table-cell">
      <style:table-cell-properties fo:padding="0.097cm" fo:border-left="0.5pt solid #000000" fo:border-right="none" fo:border-top="none" fo:border-bottom="0.5pt solid #000000"/>
    </style:style>
    <style:style style:name="Taula17.B2" style:family="table-cell">
      <style:table-cell-properties fo:padding="0.097cm" fo:border-left="0.5pt solid #000000" fo:border-right="0.5pt solid #000000" fo:border-top="none" fo:border-bottom="0.5pt solid #000000"/>
    </style:style>
    <style:style style:name="Taula28" style:family="table">
      <style:table-properties style:width="17cm" table:align="margins"/>
    </style:style>
    <style:style style:name="Taula28.A" style:family="table-column">
      <style:table-column-properties style:column-width="17cm" style:rel-column-width="65535*"/>
    </style:style>
    <style:style style:name="Taula28.A1" style:family="table-cell">
      <style:table-cell-properties fo:padding="0.097cm" fo:border="0.05pt solid #000000"/>
    </style:style>
    <style:style style:name="Taula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9" style:family="table">
      <style:table-properties style:width="17cm" table:align="margins"/>
    </style:style>
    <style:style style:name="Taula29.A" style:family="table-column">
      <style:table-column-properties style:column-width="17cm" style:rel-column-width="65535*"/>
    </style:style>
    <style:style style:name="Taula29.A1" style:family="table-cell">
      <style:table-cell-properties fo:padding="0.097cm" fo:border="0.05pt solid #000000"/>
    </style:style>
    <style:style style:name="Taula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cm" table:align="margins"/>
    </style:style>
    <style:style style:name="Taula16.A" style:family="table-column">
      <style:table-column-properties style:column-width="17cm" style:rel-column-width="65535*"/>
    </style:style>
    <style:style style:name="Taula16.A1" style:family="table-cell">
      <style:table-cell-properties fo:padding="0.097cm" fo:border="0.05pt solid #000000"/>
    </style:style>
    <style:style style:name="Tau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7cm" table:align="margins"/>
    </style:style>
    <style:style style:name="Taula20.A" style:family="table-column">
      <style:table-column-properties style:column-width="17cm" style:rel-column-width="65535*"/>
    </style:style>
    <style:style style:name="Taula20.A1" style:family="table-cell">
      <style:table-cell-properties fo:padding="0.097cm" fo:border="0.05pt solid #000000"/>
    </style:style>
    <style:style style:name="Tau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" style:family="table">
      <style:table-properties style:width="17cm" table:align="margins"/>
    </style:style>
    <style:style style:name="Taula21.A" style:family="table-column">
      <style:table-column-properties style:column-width="17cm" style:rel-column-width="65535*"/>
    </style:style>
    <style:style style:name="Taula21.A1" style:family="table-cell">
      <style:table-cell-properties fo:padding="0.097cm" fo:border="0.05pt solid #000000"/>
    </style:style>
    <style:style style:name="Tau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" style:family="table">
      <style:table-properties style:width="17cm" table:align="margins"/>
    </style:style>
    <style:style style:name="Taula22.A" style:family="table-column">
      <style:table-column-properties style:column-width="17cm" style:rel-column-width="65535*"/>
    </style:style>
    <style:style style:name="Taula22.A1" style:family="table-cell">
      <style:table-cell-properties fo:padding="0.097cm" fo:border="0.05pt solid #000000"/>
    </style:style>
    <style:style style:name="Tau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5pt solid #000000"/>
    </style:style>
    <style:style style:name="Tau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="0.05pt solid #000000"/>
    </style:style>
    <style:style style:name="Tau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5pt solid #000000"/>
    </style:style>
    <style:style style:name="Tau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5pt solid #000000"/>
    </style:style>
    <style:style style:name="Tau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709cm" style:rel-column-width="10444*"/>
    </style:style>
    <style:style style:name="Taula10.B" style:family="table-column">
      <style:table-column-properties style:column-width="4.494cm" style:rel-column-width="17325*"/>
    </style:style>
    <style:style style:name="Taula10.C" style:family="table-column">
      <style:table-column-properties style:column-width="4.898cm" style:rel-column-width="18882*"/>
    </style:style>
    <style:style style:name="Taula10.D" style:family="table-column">
      <style:table-column-properties style:column-width="4.898cm" style:rel-column-width="18884*"/>
    </style:style>
    <style:style style:name="Taula10.A1" style:family="table-cell">
      <style:table-cell-properties fo:padding="0.097cm" fo:border-left="0.5pt solid #000000" fo:border-right="none" fo:border-top="0.5pt solid #000000" fo:border-bottom="0.5pt solid #000000"/>
    </style:style>
    <style:style style:name="Taula10.D1" style:family="table-cell">
      <style:table-cell-properties fo:padding="0.097cm" fo:border="0.5pt solid #000000"/>
    </style:style>
    <style:style style:name="Taula10.A2" style:family="table-cell">
      <style:table-cell-properties fo:padding="0.097cm" fo:border-left="0.5pt solid #000000" fo:border-right="none" fo:border-top="none" fo:border-bottom="0.5pt solid #000000"/>
    </style:style>
    <style:style style:name="Taula10.D2" style:family="table-cell">
      <style:table-cell-properties fo:padding="0.097cm" fo:border-left="0.5pt solid #000000" fo:border-right="0.5pt solid #000000" fo:border-top="none" fo:border-bottom="0.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17cm" style:rel-column-width="65535*"/>
    </style:style>
    <style:style style:name="Taula11.A1" style:family="table-cell">
      <style:table-cell-properties fo:padding="0.097cm" fo:border="0.05pt solid #000000"/>
    </style:style>
    <style:style style:name="Tau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17cm" style:rel-column-width="65535*"/>
    </style:style>
    <style:style style:name="Taula12.A1" style:family="table-cell">
      <style:table-cell-properties fo:padding="0.097cm" fo:border="0.05pt solid #000000"/>
    </style:style>
    <style:style style:name="Tau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17cm" style:rel-column-width="65535*"/>
    </style:style>
    <style:style style:name="Taula13.A1" style:family="table-cell">
      <style:table-cell-properties fo:padding="0.097cm" fo:border="0.05pt solid #000000"/>
    </style:style>
    <style:style style:name="Tau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17cm" style:rel-column-width="65535*"/>
    </style:style>
    <style:style style:name="Taula14.A1" style:family="table-cell">
      <style:table-cell-properties fo:padding="0.097cm" fo:border="0.05pt solid #000000"/>
    </style:style>
    <style:style style:name="Tau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3" style:family="table">
      <style:table-properties style:width="17cm" table:align="margins"/>
    </style:style>
    <style:style style:name="Taula23.A" style:family="table-column">
      <style:table-column-properties style:column-width="17cm" style:rel-column-width="65535*"/>
    </style:style>
    <style:style style:name="Taula23.A1" style:family="table-cell">
      <style:table-cell-properties fo:padding="0.097cm" fo:border="0.05pt solid #000000"/>
    </style:style>
    <style:style style:name="Tau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" style:family="table">
      <style:table-properties style:width="17cm" table:align="margins"/>
    </style:style>
    <style:style style:name="Taula24.A" style:family="table-column">
      <style:table-column-properties style:column-width="17cm" style:rel-column-width="65535*"/>
    </style:style>
    <style:style style:name="Taula24.A1" style:family="table-cell">
      <style:table-cell-properties fo:padding="0.097cm" fo:border="0.05pt solid #000000"/>
    </style:style>
    <style:style style:name="Taula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5" style:family="table">
      <style:table-properties style:width="17cm" table:align="margins"/>
    </style:style>
    <style:style style:name="Taula25.A" style:family="table-column">
      <style:table-column-properties style:column-width="17cm" style:rel-column-width="65535*"/>
    </style:style>
    <style:style style:name="Taula25.A1" style:family="table-cell">
      <style:table-cell-properties fo:padding="0.097cm" fo:border="0.05pt solid #000000"/>
    </style:style>
    <style:style style:name="Tau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6" style:family="table">
      <style:table-properties style:width="17cm" table:align="margins"/>
    </style:style>
    <style:style style:name="Taula26.A" style:family="table-column">
      <style:table-column-properties style:column-width="17cm" style:rel-column-width="65535*"/>
    </style:style>
    <style:style style:name="Taula26.A1" style:family="table-cell">
      <style:table-cell-properties fo:padding="0.097cm" fo:border="0.05pt solid #000000"/>
    </style:style>
    <style:style style:name="Taula2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8b0000" loext:opacity="100%" style:font-name="Arial" fo:font-size="12pt" style:text-underline-style="solid" style:text-underline-width="auto" style:text-underline-color="font-color" fo:font-weight="bold" officeooo:rsid="0021dd7b" officeooo:paragraph-rsid="0021dd7b" style:font-size-asian="12pt" style:font-weight-asian="bold" style:font-size-complex="12pt" style:font-weight-complex="bold"/>
    </style:style>
    <style:style style:name="P2" style:family="paragraph" style:parent-style-name="Footer">
      <style:text-properties fo:color="#8b0000" loext:opacity="100%" style:font-name="Arial" fo:font-weight="bold" officeooo:rsid="0022aca2" officeooo:paragraph-rsid="0022aca2" style:font-weight-asian="bold" style:font-weight-complex="bold" style:text-overline-style="solid" style:text-overline-width="auto" style:text-overline-color="font-color"/>
    </style:style>
    <style:style style:name="P3" style:family="paragraph" style:parent-style-name="Standard">
      <style:paragraph-properties fo:line-height="150%"/>
      <style:text-properties fo:color="#ff0000" loext:opacity="100%" style:font-name="Arial Black" fo:font-size="18pt" fo:language="ca" fo:country="ES" fo:font-weight="bold" officeooo:rsid="00068cc3" officeooo:paragraph-rsid="00068cc3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50%"/>
      <style:text-properties fo:color="#ff0000" loext:opacity="100%" style:font-name="Arial Black" fo:font-size="18pt" fo:language="ca" fo:country="ES" fo:font-weight="bold" officeooo:rsid="00068cc3" officeooo:paragraph-rsid="0050944b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50%"/>
      <style:text-properties fo:color="#ff0000" loext:opacity="100%" style:font-name="Arial Black" fo:font-size="18pt" fo:language="ca" fo:country="ES" fo:font-weight="bold" officeooo:rsid="00068cc3" officeooo:paragraph-rsid="00559bed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50%"/>
      <style:text-properties fo:color="#ff0000" loext:opacity="100%" style:font-name="Arial Black" fo:font-size="18pt" fo:language="ca" fo:country="ES" fo:font-weight="bold" officeooo:rsid="00068cc3" officeooo:paragraph-rsid="00587dd9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color="#ff0000" loext:opacity="100%" style:font-name="Arial Black" fo:font-size="18pt" fo:language="ca" fo:country="ES" fo:font-weight="bold" officeooo:rsid="002cf4a3" officeooo:paragraph-rsid="002bced0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color="#ff0000" loext:opacity="100%" style:font-name="Arial" fo:font-size="12pt" fo:language="ca" fo:country="ES" fo:font-weight="bold" officeooo:rsid="003cef2e" officeooo:paragraph-rsid="004532cf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/>
      <style:text-properties style:font-name="Arial" fo:font-size="12pt" fo:language="ca" fo:country="ES" officeooo:rsid="00068cc3" officeooo:paragraph-rsid="00340fe6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Arial" fo:font-size="12pt" fo:language="ca" fo:country="ES" officeooo:rsid="00068cc3" officeooo:paragraph-rsid="00068cc3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2pt" fo:language="ca" fo:country="ES" officeooo:rsid="00068cc3" officeooo:paragraph-rsid="00068cc3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fo:language="ca" fo:country="ES" officeooo:rsid="00068cc3" officeooo:paragraph-rsid="0050944b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2pt" fo:language="ca" fo:country="ES" officeooo:rsid="00068cc3" officeooo:paragraph-rsid="00560b1d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12pt" fo:language="ca" fo:country="ES" officeooo:rsid="00068cc3" officeooo:paragraph-rsid="00587dd9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size="12pt" fo:language="ca" fo:country="ES" officeooo:rsid="00068cc3" officeooo:paragraph-rsid="005d6d4f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Arial" fo:font-size="12pt" fo:language="ca" fo:country="ES" officeooo:rsid="00068cc3" officeooo:paragraph-rsid="0050b955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Arial" fo:font-size="12pt" fo:language="ca" fo:country="ES" officeooo:rsid="00068cc3" officeooo:paragraph-rsid="00519b4c" style:font-size-asian="12pt" style:font-size-complex="12pt"/>
    </style:style>
    <style:style style:name="P18" style:family="paragraph" style:parent-style-name="Standard">
      <style:paragraph-properties fo:line-height="150%"/>
      <style:text-properties style:font-name="Arial" fo:font-size="12pt" fo:language="ca" fo:country="ES" officeooo:rsid="00068cc3" officeooo:paragraph-rsid="0053f0e5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Arial" fo:font-size="12pt" fo:language="ca" fo:country="ES" officeooo:rsid="00068cc3" officeooo:paragraph-rsid="0056c8b8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Arial" fo:font-size="12pt" fo:language="ca" fo:country="ES" officeooo:rsid="00068cc3" officeooo:paragraph-rsid="00587dd9" style:font-size-asian="12pt" style:font-size-complex="12pt"/>
    </style:style>
    <style:style style:name="P21" style:family="paragraph" style:parent-style-name="Standard">
      <style:paragraph-properties fo:line-height="150%"/>
      <style:text-properties style:font-name="Arial" fo:font-size="12pt" fo:language="ca" fo:country="ES" officeooo:rsid="00340fe6" officeooo:paragraph-rsid="004d8c76" style:font-size-asian="12pt" style:font-size-complex="12pt"/>
    </style:style>
    <style:style style:name="P22" style:family="paragraph" style:parent-style-name="Standard">
      <style:paragraph-properties fo:line-height="150%"/>
      <style:text-properties style:font-name="Arial" fo:font-size="12pt" fo:language="ca" fo:country="ES" officeooo:rsid="00340fe6" officeooo:paragraph-rsid="00560b1d" style:font-size-asian="12pt" style:font-size-complex="12pt"/>
    </style:style>
    <style:style style:name="P23" style:family="paragraph" style:parent-style-name="Standard">
      <style:paragraph-properties fo:line-height="150%"/>
      <style:text-properties style:font-name="Arial" fo:font-size="12pt" fo:language="ca" fo:country="ES" officeooo:rsid="003cef2e" officeooo:paragraph-rsid="004532cf" style:font-size-asian="12pt" style:font-size-complex="12pt"/>
    </style:style>
    <style:style style:name="P24" style:family="paragraph" style:parent-style-name="Standard">
      <style:paragraph-properties fo:line-height="150%"/>
      <style:text-properties style:font-name="Arial" fo:font-size="12pt" fo:language="ca" fo:country="ES" officeooo:rsid="004d0fff" officeooo:paragraph-rsid="004d0fff" style:font-size-asian="12pt" style:font-size-complex="12pt"/>
    </style:style>
    <style:style style:name="P25" style:family="paragraph" style:parent-style-name="Standard">
      <style:paragraph-properties fo:line-height="150%"/>
      <style:text-properties style:font-name="Arial" fo:font-size="12pt" fo:language="ca" fo:country="ES" officeooo:rsid="004d8c76" officeooo:paragraph-rsid="004d8c76" style:font-size-asian="12pt" style:font-size-complex="12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fo:font-size="12pt" fo:language="ca" fo:country="ES" officeooo:rsid="004d8c76" officeooo:paragraph-rsid="004d8c76" style:font-size-asian="12pt" style:font-size-complex="12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fo:font-size="12pt" fo:language="ca" fo:country="ES" officeooo:rsid="004d8c76" officeooo:paragraph-rsid="0050944b" style:font-size-asian="12pt" style:font-size-complex="12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fo:font-size="12pt" fo:language="ca" fo:country="ES" officeooo:rsid="004d8c76" officeooo:paragraph-rsid="00559bed" style:font-size-asian="12pt" style:font-size-complex="12pt"/>
    </style:style>
    <style:style style:name="P29" style:family="paragraph" style:parent-style-name="Standard">
      <style:paragraph-properties fo:line-height="150%"/>
      <style:text-properties style:font-name="Arial" fo:font-size="12pt" fo:language="ca" fo:country="ES" officeooo:rsid="004d8c76" officeooo:paragraph-rsid="0050b955" style:font-size-asian="12pt" style:font-size-complex="12pt"/>
    </style:style>
    <style:style style:name="P30" style:family="paragraph" style:parent-style-name="Standard">
      <style:paragraph-properties fo:line-height="150%"/>
      <style:text-properties style:font-name="Arial" fo:font-size="12pt" fo:language="ca" fo:country="ES" officeooo:rsid="004f6c09" officeooo:paragraph-rsid="004f6c09" style:font-size-asian="12pt" style:font-size-complex="12pt"/>
    </style:style>
    <style:style style:name="P31" style:family="paragraph" style:parent-style-name="Standard">
      <style:paragraph-properties fo:line-height="150%"/>
      <style:text-properties style:font-name="Arial" fo:font-size="12pt" fo:language="ca" fo:country="ES" officeooo:rsid="004f6c09" officeooo:paragraph-rsid="0050b955" style:font-size-asian="12pt" style:font-size-complex="12pt"/>
    </style:style>
    <style:style style:name="P32" style:family="paragraph" style:parent-style-name="Standard">
      <style:paragraph-properties fo:line-height="150%"/>
      <style:text-properties style:font-name="Arial" fo:font-size="12pt" fo:language="ca" fo:country="ES" officeooo:rsid="004f6c09" officeooo:paragraph-rsid="00559bed" style:font-size-asian="12pt" style:font-size-complex="12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fo:font-size="12pt" fo:language="ca" fo:country="ES" officeooo:rsid="0044147f" officeooo:paragraph-rsid="00559bed" style:font-size-asian="12pt" style:font-size-complex="12pt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fo:font-size="12pt" fo:language="ca" fo:country="ES" officeooo:rsid="005d6d4f" officeooo:paragraph-rsid="005d6d4f" style:font-size-asian="12pt" style:font-size-complex="12pt"/>
    </style:style>
    <style:style style:name="P35" style:family="paragraph" style:parent-style-name="Table_20_Contents">
      <style:paragraph-properties fo:line-height="150%"/>
      <style:text-properties style:font-name="Arial" fo:font-size="12pt" officeooo:paragraph-rsid="00340fe6" style:font-size-asian="12pt" style:font-size-complex="12pt"/>
    </style:style>
    <style:style style:name="P36" style:family="paragraph" style:parent-style-name="Table_20_Contents">
      <style:paragraph-properties fo:line-height="150%"/>
      <style:text-properties style:font-name="Arial" fo:font-size="12pt" officeooo:paragraph-rsid="0050b955" style:font-size-asian="12pt" style:font-size-complex="12pt"/>
    </style:style>
    <style:style style:name="P37" style:family="paragraph" style:parent-style-name="Table_20_Contents">
      <style:paragraph-properties fo:line-height="150%"/>
      <style:text-properties style:font-name="Arial" fo:font-size="12pt" officeooo:paragraph-rsid="00519b4c" style:font-size-asian="12pt" style:font-size-complex="12pt"/>
    </style:style>
    <style:style style:name="P38" style:family="paragraph" style:parent-style-name="Table_20_Contents">
      <style:paragraph-properties fo:line-height="150%"/>
      <style:text-properties style:font-name="Arial" fo:font-size="12pt" officeooo:paragraph-rsid="0053f0e5" style:font-size-asian="12pt" style:font-size-complex="12pt"/>
    </style:style>
    <style:style style:name="P39" style:family="paragraph" style:parent-style-name="Table_20_Contents">
      <style:paragraph-properties fo:line-height="150%"/>
      <style:text-properties style:font-name="Arial" fo:font-size="12pt" officeooo:paragraph-rsid="0056c8b8" style:font-size-asian="12pt" style:font-size-complex="12pt"/>
    </style:style>
    <style:style style:name="P40" style:family="paragraph" style:parent-style-name="Table_20_Contents">
      <style:paragraph-properties fo:line-height="150%"/>
      <style:text-properties style:font-name="Arial" fo:font-size="12pt" officeooo:paragraph-rsid="005d6d4f" style:font-size-asian="12pt" style:font-size-complex="12pt"/>
    </style:style>
    <style:style style:name="P41" style:family="paragraph" style:parent-style-name="Table_20_Contents">
      <style:paragraph-properties fo:line-height="150%"/>
      <style:text-properties style:font-name="Arial" fo:font-size="12pt" officeooo:paragraph-rsid="005e52b8" style:font-size-asian="12pt" style:font-size-complex="12pt"/>
    </style:style>
    <style:style style:name="P42" style:family="paragraph" style:parent-style-name="Table_20_Contents">
      <style:paragraph-properties fo:line-height="150%"/>
      <style:text-properties style:font-name="Arial" fo:font-size="12pt" officeooo:paragraph-rsid="005feed6" style:font-size-asian="12pt" style:font-size-complex="12pt"/>
    </style:style>
    <style:style style:name="P43" style:family="paragraph" style:parent-style-name="Table_20_Contents">
      <style:paragraph-properties fo:line-height="150%"/>
      <style:text-properties style:font-name="Arial" fo:font-size="12pt" officeooo:rsid="000746c6" officeooo:paragraph-rsid="00340fe6" style:font-size-asian="12pt" style:font-size-complex="12pt"/>
    </style:style>
    <style:style style:name="P44" style:family="paragraph" style:parent-style-name="Table_20_Contents">
      <style:paragraph-properties fo:line-height="150%"/>
      <style:text-properties style:font-name="Arial" fo:font-size="12pt" officeooo:rsid="000746c6" officeooo:paragraph-rsid="0056c8b8" style:font-size-asian="12pt" style:font-size-complex="12pt"/>
    </style:style>
    <style:style style:name="P45" style:family="paragraph" style:parent-style-name="Table_20_Contents">
      <style:text-properties style:font-name="Arial" fo:font-size="12pt" style:font-size-asian="12pt" style:font-size-complex="12pt"/>
    </style:style>
    <style:style style:name="P46" style:family="paragraph" style:parent-style-name="Table_20_Contents">
      <style:text-properties style:font-name="Arial" fo:font-size="12pt" officeooo:rsid="004d8c76" officeooo:paragraph-rsid="004d8c76" style:font-size-asian="12pt" style:font-size-complex="12pt"/>
    </style:style>
    <style:style style:name="P47" style:family="paragraph" style:parent-style-name="Table_20_Contents">
      <style:text-properties style:font-name="Arial" fo:font-size="12pt" officeooo:rsid="004d8c76" officeooo:paragraph-rsid="0050b955" style:font-size-asian="12pt" style:font-size-complex="12pt"/>
    </style:style>
    <style:style style:name="P48" style:family="paragraph" style:parent-style-name="Table_20_Contents">
      <style:text-properties style:font-name="Arial" fo:font-size="12pt" officeooo:rsid="004f6c09" officeooo:paragraph-rsid="004f6c09" style:font-size-asian="12pt" style:font-size-complex="12pt"/>
    </style:style>
    <style:style style:name="P49" style:family="paragraph" style:parent-style-name="Table_20_Contents">
      <style:text-properties style:font-name="Arial" fo:font-size="12pt" officeooo:rsid="004f6c09" officeooo:paragraph-rsid="0050b955" style:font-size-asian="12pt" style:font-size-complex="12pt"/>
    </style:style>
    <style:style style:name="P50" style:family="paragraph" style:parent-style-name="Table_20_Contents">
      <style:text-properties style:font-name="Arial" fo:font-size="12pt" officeooo:paragraph-rsid="0050b955" style:font-size-asian="12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style:font-name="Arial" fo:font-size="12pt" officeooo:rsid="00597287" officeooo:paragraph-rsid="00597287" style:font-size-asian="12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12pt" officeooo:rsid="006c809a" officeooo:paragraph-rsid="006c809a" style:font-size-asian="12pt" style:font-size-complex="12pt"/>
    </style:style>
    <style:style style:name="P53" style:family="paragraph" style:parent-style-name="Standard">
      <style:paragraph-properties fo:line-height="150%" fo:text-align="justify" style:justify-single-word="false"/>
      <style:text-properties officeooo:rsid="003e9231" officeooo:paragraph-rsid="00559bed"/>
    </style:style>
    <style:style style:name="P54" style:family="paragraph" style:parent-style-name="Standard">
      <style:paragraph-properties fo:line-height="150%"/>
      <style:text-properties fo:color="#c9211e" loext:opacity="100%" style:font-name="Arial" fo:font-size="12pt" fo:language="ca" fo:country="ES" fo:font-weight="bold" officeooo:rsid="00340fe6" officeooo:paragraph-rsid="00340fe6" style:font-size-asian="12pt" style:font-weight-asian="bold" style:font-size-complex="12pt" style:font-weight-complex="bold"/>
    </style:style>
    <style:style style:name="P55" style:family="paragraph" style:parent-style-name="Standard">
      <style:text-properties officeooo:paragraph-rsid="005d6d4f"/>
    </style:style>
    <style:style style:name="P56" style:family="paragraph" style:parent-style-name="Standard">
      <style:text-properties officeooo:paragraph-rsid="005e52b8"/>
    </style:style>
    <style:style style:name="P57" style:family="paragraph" style:parent-style-name="Standard">
      <style:text-properties officeooo:paragraph-rsid="005feed6"/>
    </style:style>
    <style:style style:name="P58" style:family="paragraph" style:parent-style-name="Standard" style:list-style-name="L1">
      <style:paragraph-properties fo:line-height="150%" fo:text-align="justify" style:justify-single-word="false"/>
      <style:text-properties officeooo:rsid="003e9231" officeooo:paragraph-rsid="00559bed"/>
    </style:style>
    <style:style style:name="P59" style:family="paragraph" style:parent-style-name="Standard" style:list-style-name="L2">
      <style:paragraph-properties fo:line-height="150%" fo:text-align="justify" style:justify-single-word="false"/>
      <style:text-properties style:font-name="Arial" fo:font-size="12pt" fo:language="ca" fo:country="ES" officeooo:rsid="005d6d4f" officeooo:paragraph-rsid="005d6d4f" style:font-size-asian="12pt" style:font-size-complex="12pt"/>
    </style:style>
    <style:style style:name="T1" style:family="text">
      <style:text-properties officeooo:rsid="002c7685"/>
    </style:style>
    <style:style style:name="T2" style:family="text">
      <style:text-properties officeooo:rsid="003238fb"/>
    </style:style>
    <style:style style:name="T3" style:family="text">
      <style:text-properties officeooo:rsid="004d8c76"/>
    </style:style>
    <style:style style:name="T4" style:family="text">
      <style:text-properties officeooo:rsid="006b6270"/>
    </style:style>
    <style:style style:name="T5" style:family="text">
      <style:text-properties officeooo:rsid="000746c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46c6" style:font-weight-asian="bold" style:font-weight-complex="bold"/>
    </style:style>
    <style:style style:name="T8" style:family="text">
      <style:text-properties fo:font-weight="bold" officeooo:rsid="001ac3a5" style:font-weight-asian="bold" style:font-weight-complex="bold"/>
    </style:style>
    <style:style style:name="T9" style:family="text">
      <style:text-properties fo:font-weight="bold" officeooo:rsid="000dc066" style:font-weight-asian="bold" style:font-weight-complex="bold"/>
    </style:style>
    <style:style style:name="T10" style:family="text">
      <style:text-properties fo:font-weight="bold" officeooo:rsid="004532cf" style:font-weight-asian="bold" style:font-weight-complex="bold"/>
    </style:style>
    <style:style style:name="T11" style:family="text">
      <style:text-properties fo:font-weight="bold" officeooo:rsid="004e12a1" style:font-weight-asian="bold" style:font-weight-complex="bold"/>
    </style:style>
    <style:style style:name="T12" style:family="text">
      <style:text-properties fo:font-weight="bold" officeooo:rsid="004f6c09" style:font-weight-asian="bold" style:font-weight-complex="bold"/>
    </style:style>
    <style:style style:name="T13" style:family="text">
      <style:text-properties fo:font-weight="bold" officeooo:rsid="0050944b" style:font-weight-asian="bold" style:font-weight-complex="bold"/>
    </style:style>
    <style:style style:name="T14" style:family="text">
      <style:text-properties fo:font-weight="bold" officeooo:rsid="0050b955" style:font-weight-asian="bold" style:font-weight-complex="bold"/>
    </style:style>
    <style:style style:name="T15" style:family="text">
      <style:text-properties fo:font-weight="bold" officeooo:rsid="00519b4c" style:font-weight-asian="bold" style:font-weight-complex="bold"/>
    </style:style>
    <style:style style:name="T16" style:family="text">
      <style:text-properties fo:font-weight="bold" officeooo:rsid="0053f0e5" style:font-weight-asian="bold" style:font-weight-complex="bold"/>
    </style:style>
    <style:style style:name="T17" style:family="text">
      <style:text-properties fo:font-weight="bold" officeooo:rsid="00560b1d" style:font-weight-asian="bold" style:font-weight-complex="bold"/>
    </style:style>
    <style:style style:name="T18" style:family="text">
      <style:text-properties fo:font-weight="bold" officeooo:rsid="0056c8b8" style:font-weight-asian="bold" style:font-weight-complex="bold"/>
    </style:style>
    <style:style style:name="T19" style:family="text">
      <style:text-properties fo:font-weight="bold" officeooo:rsid="005cbc23" style:font-weight-asian="bold" style:font-weight-complex="bold"/>
    </style:style>
    <style:style style:name="T20" style:family="text">
      <style:text-properties fo:font-weight="bold" officeooo:rsid="005d6d4f" style:font-weight-asian="bold" style:font-weight-complex="bold"/>
    </style:style>
    <style:style style:name="T21" style:family="text">
      <style:text-properties fo:font-weight="bold" officeooo:rsid="005e52b8" style:font-weight-asian="bold" style:font-weight-complex="bold"/>
    </style:style>
    <style:style style:name="T22" style:family="text">
      <style:text-properties fo:font-weight="bold" officeooo:rsid="005feed6" style:font-weight-asian="bold" style:font-weight-complex="bold"/>
    </style:style>
    <style:style style:name="T23" style:family="text">
      <style:text-properties officeooo:rsid="0019e1a8"/>
    </style:style>
    <style:style style:name="T24" style:family="text">
      <style:text-properties style:font-name="Arial" fo:font-size="12pt" fo:language="ca" fo:country="ES" style:font-size-asian="12pt" style:font-size-complex="12pt"/>
    </style:style>
    <style:style style:name="T25" style:family="text">
      <style:text-properties style:font-name="Arial" fo:font-size="12pt" fo:language="ca" fo:country="ES" fo:font-weight="bold" style:font-size-asian="12pt" style:font-weight-asian="bold" style:font-size-complex="12pt" style:font-weight-complex="bold"/>
    </style:style>
    <style:style style:name="T26" style:family="text">
      <style:text-properties style:font-name="Arial" fo:font-size="12pt" fo:language="ca" fo:country="ES" fo:font-weight="bold" officeooo:rsid="00560b1d" style:font-size-asian="12pt" style:font-weight-asian="bold" style:font-size-complex="12pt" style:font-weight-complex="bold"/>
    </style:style>
    <style:style style:name="T27" style:family="text">
      <style:text-properties fo:color="#c9211e" loext:opacity="100%" style:text-underline-style="solid" style:text-underline-width="auto" style:text-underline-color="font-color" fo:font-weight="bold" officeooo:rsid="0045a8c4" style:font-weight-asian="bold" style:font-weight-complex="bold"/>
    </style:style>
    <style:style style:name="T28" style:family="text">
      <style:text-properties officeooo:rsid="004532cf"/>
    </style:style>
    <style:style style:name="T29" style:family="text">
      <style:text-properties fo:color="#ff0000" loext:opacity="100%" fo:font-weight="bold" officeooo:rsid="00699db9" style:font-weight-asian="bold" style:font-weight-complex="bold"/>
    </style:style>
    <style:style style:name="T30" style:family="text">
      <style:text-properties officeooo:rsid="004d0fff"/>
    </style:style>
    <style:style style:name="T31" style:family="text">
      <style:text-properties officeooo:rsid="004d6e9a"/>
    </style:style>
    <style:style style:name="T32" style:family="text">
      <style:text-properties officeooo:rsid="004e12a1"/>
    </style:style>
    <style:style style:name="T33" style:family="text">
      <style:text-properties officeooo:rsid="004f6c09"/>
    </style:style>
    <style:style style:name="T34" style:family="text">
      <style:text-properties officeooo:rsid="0050944b"/>
    </style:style>
    <style:style style:name="T35" style:family="text">
      <style:text-properties officeooo:rsid="0050b955"/>
    </style:style>
    <style:style style:name="T36" style:family="text">
      <style:text-properties officeooo:rsid="00519b4c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4e12a1" style:font-weight-asian="normal" style:font-weight-complex="normal"/>
    </style:style>
    <style:style style:name="T39" style:family="text">
      <style:text-properties fo:font-weight="normal" officeooo:rsid="00519b4c" style:font-weight-asian="normal" style:font-weight-complex="normal"/>
    </style:style>
    <style:style style:name="T40" style:family="text">
      <style:text-properties fo:font-weight="normal" officeooo:rsid="0053f0e5" style:font-weight-asian="normal" style:font-weight-complex="normal"/>
    </style:style>
    <style:style style:name="T41" style:family="text">
      <style:text-properties fo:font-weight="normal" officeooo:rsid="0056c8b8" style:font-weight-asian="normal" style:font-weight-complex="normal"/>
    </style:style>
    <style:style style:name="T42" style:family="text">
      <style:text-properties officeooo:rsid="00559bed"/>
    </style:style>
    <style:style style:name="T43" style:family="text">
      <style:text-properties officeooo:rsid="00560b1d"/>
    </style:style>
    <style:style style:name="T44" style:family="text">
      <style:text-properties officeooo:rsid="00587dd9"/>
    </style:style>
    <style:style style:name="T45" style:family="text">
      <style:text-properties officeooo:rsid="00597287"/>
    </style:style>
    <style:style style:name="T46" style:family="text">
      <style:text-properties officeooo:rsid="005b6d6f"/>
    </style:style>
    <style:style style:name="T47" style:family="text">
      <style:text-properties officeooo:rsid="005cbc23"/>
    </style:style>
    <style:style style:name="T48" style:family="text">
      <style:text-properties officeooo:rsid="005d6d4f"/>
    </style:style>
    <style:style style:name="T49" style:family="text">
      <style:text-properties officeooo:rsid="005e52b8"/>
    </style:style>
    <style:style style:name="T50" style:family="text">
      <style:text-properties officeooo:rsid="005feed6"/>
    </style:style>
    <style:style style:name="T51" style:family="text">
      <style:text-properties officeooo:rsid="00612a15"/>
    </style:style>
    <style:style style:name="T52" style:family="text">
      <style:text-properties fo:color="#0000ff" loext:opacity="100%" fo:font-weight="bold" officeooo:rsid="005e52b8" style:font-weight-asian="bold" style:font-weight-complex="bold"/>
    </style:style>
    <style:style style:name="T53" style:family="text">
      <style:text-properties fo:color="#0000ff" loext:opacity="100%" fo:font-weight="bold" officeooo:rsid="005b6d6f" style:font-weight-asian="bold" style:font-weight-complex="bold"/>
    </style:style>
    <style:style style:name="T54" style:family="text">
      <style:text-properties officeooo:rsid="00648be5"/>
    </style:style>
    <style:style style:name="T55" style:family="text">
      <style:text-properties officeooo:rsid="0064a9f8"/>
    </style:style>
    <style:style style:name="T56" style:family="text">
      <style:text-properties officeooo:rsid="0066563c"/>
    </style:style>
    <style:style style:name="T57" style:family="text">
      <style:text-properties officeooo:rsid="00683a9b"/>
    </style:style>
    <style:style style:name="T58" style:family="text">
      <style:text-properties officeooo:rsid="00699db9"/>
    </style:style>
    <style:style style:name="T59" style:family="text">
      <style:text-properties officeooo:rsid="006c083c"/>
    </style:style>
    <style:style style:name="T60" style:family="text">
      <style:text-properties officeooo:rsid="006c809a"/>
    </style:style>
    <style:style style:name="T61" style:family="text">
      <style:text-properties officeooo:rsid="006dec82"/>
    </style:style>
    <style:style style:name="T62" style:family="text">
      <style:text-properties officeooo:rsid="006fda2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tivitat 0<text:span text:style-name="T30">2</text:span> Tema 02</text:p>
      <text:p text:style-name="P7"/>
      <text:p text:style-name="P23"><text:tab/>Membres de <text:span text:style-name="T28">l’equip </text:span><text:span text:style-name="T31">0</text:span><text:span text:style-name="T10">X</text:span>:</text:p>
      <text:p text:style-name="P23"/>
      <table:table table:name="Taula39" table:style-name="Taula39">
        <table:table-column table:style-name="Taula39.A"/>
        <table:table-column table:style-name="Taula39.B"/>
        <table:table-row table:style-name="TableLine94083981436256">
          <table:table-cell table:style-name="Taula39.A1" office:value-type="string">
            <text:p text:style-name="P24">Tasca</text:p>
          </table:table-cell>
          <table:table-cell table:style-name="Taula39.B1" office:value-type="string">
            <text:p text:style-name="P24">Membre</text:p>
          </table:table-cell>
        </table:table-row>
        <table:table-row table:style-name="TableLine94083977236992">
          <table:table-cell table:style-name="Taula39.A2" office:value-type="string">
            <text:p text:style-name="P24">A</text:p>
          </table:table-cell>
          <table:table-cell table:style-name="Taula39.B2" office:value-type="string">
            <text:p text:style-name="P23"/>
          </table:table-cell>
        </table:table-row>
        <table:table-row table:style-name="TableLine94083905118528">
          <table:table-cell table:style-name="Taula39.A2" office:value-type="string">
            <text:p text:style-name="P24">B</text:p>
          </table:table-cell>
          <table:table-cell table:style-name="Taula39.B2" office:value-type="string">
            <text:p text:style-name="P23"/>
          </table:table-cell>
        </table:table-row>
        <table:table-row table:style-name="TableLine94083971665968">
          <table:table-cell table:style-name="Taula39.A2" office:value-type="string">
            <text:p text:style-name="P24">C</text:p>
          </table:table-cell>
          <table:table-cell table:style-name="Taula39.B2" office:value-type="string">
            <text:p text:style-name="P23"/>
          </table:table-cell>
        </table:table-row>
      </table:table>
      <text:p text:style-name="P8"/>
      <text:p text:style-name="P3"><text:span text:style-name="T23">A) </text:span><text:span text:style-name="T30">Autenticació per fitxer</text:span></text:p>
      <text:p text:style-name="P10"/>
      <text:p text:style-name="P11"><text:tab/><text:span text:style-name="T3">En el teu servidor virtual (el que has creat en l’activitat 01), modifica el fitxer de configuració de virtualhost perquè l’accés requerisca autenticació </text:span><text:span text:style-name="T32">per </text:span><text:span text:style-name="T11">fitxer</text:span><text:span text:style-name="T3">.</text:span></text:p>
      <text:p text:style-name="P26"><text:tab/>Has de crear un usuari per cada company de classe <text:span text:style-name="T33">i un altre per al professor</text:span> i crear un grup per cada equip <text:span text:style-name="T33">així com un grup per a professorat</text:span>. Estableix com a contrasenya el mateix nom d’usuari que els assignes <text:span text:style-name="T33">(recorda no ficar caràcters amb accent, dièresi, espais, etc.)</text:span>. Has d’assignar a cada grup els membres de l’equip corresponent</text:p>
      <text:p text:style-name="P26"><text:tab/><text:span text:style-name="T33">L’</text:span><text:span text:style-name="T12">accés</text:span><text:span text:style-name="T33"> l’has de </text:span><text:span text:style-name="T12">restringir només als membres del teu equip i al professor</text:span><text:span text:style-name="T33">.</text:span></text:p>
      <text:p text:style-name="P30"/>
      <text:p text:style-name="P30"><text:tab/>Equips i usuaris a crear:</text:p>
      <table:table table:name="Taula40" table:style-name="Taula40">
        <table:table-column table:style-name="Taula40.A"/>
        <table:table-column table:style-name="Taula40.B"/>
        <table:table-row table:style-name="TableLine94084027970000">
          <table:table-cell table:style-name="Taula40.A1" office:value-type="string">
            <text:p text:style-name="P46"/>
          </table:table-cell>
          <table:table-cell table:style-name="Taula40.B1" office:value-type="string">
            <text:p text:style-name="P46">Membres</text:p>
          </table:table-cell>
        </table:table-row>
        <table:table-row table:style-name="TableLine94084026804624">
          <table:table-cell table:style-name="Taula40.A2" office:value-type="string">
            <text:p text:style-name="P46">Equip 0<text:span text:style-name="T62">2</text:span></text:p>
          </table:table-cell>
          <table:table-cell table:style-name="Taula40.B2" office:value-type="string">
            <text:p text:style-name="P45">José, Miguel, Kiko</text:p>
          </table:table-cell>
        </table:table-row>
        <table:table-row table:style-name="TableLine94084008402368">
          <table:table-cell table:style-name="Taula40.A2" office:value-type="string">
            <text:p text:style-name="P46">Equip 0<text:span text:style-name="T62">4</text:span></text:p>
          </table:table-cell>
          <table:table-cell table:style-name="Taula40.B2" office:value-type="string">
            <text:p text:style-name="P45">Yasmin, Pablo, Samuel</text:p>
          </table:table-cell>
        </table:table-row>
        <table:table-row table:style-name="TableLine94083977122816">
          <table:table-cell table:style-name="Taula40.A2" office:value-type="string">
            <text:p text:style-name="P46">Equip 03</text:p>
          </table:table-cell>
          <table:table-cell table:style-name="Taula40.B2" office:value-type="string">
            <text:p text:style-name="P45">Alejandro , Jaume , Álvaro , Iván</text:p>
          </table:table-cell>
        </table:table-row>
        <table:table-row table:style-name="TableLine94084021706464">
          <table:table-cell table:style-name="Taula40.A2" office:value-type="string">
            <text:p text:style-name="P46">Equip 0<text:span text:style-name="T62">1</text:span></text:p>
          </table:table-cell>
          <table:table-cell table:style-name="Taula40.B2" office:value-type="string">
            <text:p text:style-name="P45">Sergio , Marcos, David</text:p>
          </table:table-cell>
        </table:table-row>
        <table:table-row table:style-name="TableLine94084020549888">
          <table:table-cell table:style-name="Taula40.A2" office:value-type="string">
            <text:p text:style-name="P48">Professor</text:p>
          </table:table-cell>
          <table:table-cell table:style-name="Taula40.B2" office:value-type="string">
            <text:p text:style-name="P48">Raül</text:p>
          </table:table-cell>
        </table:table-row>
      </table:table>
      <text:p text:style-name="P25"/>
      <text:p text:style-name="P22"><text:tab/><text:span text:style-name="T33">Modifica la teua pàgina inicial (</text:span><text:span text:style-name="T12">index.html</text:span><text:span text:style-name="T33">),i fica una llista </text:span><text:span text:style-name="T35">(</text:span><text:span text:style-name="T14">ul</text:span><text:span text:style-name="T35">) </text:span><text:span text:style-name="T33">amb els equips i els membres. </text:span><text:span text:style-name="T43">Destacant amb negreta els que sí que tenen accés.</text:span></text:p>
      <text:p text:style-name="P21"/>
      <table:table table:name="Taula1" table:style-name="Taula1">
        <table:table-column table:style-name="Taula1.A"/>
        <text:soft-page-break/>
        <table:table-row table:style-name="TableLine94084019551776">
          <table:table-cell table:style-name="Taula1.A1" office:value-type="string">
            <text:p text:style-name="P35"/>
          </table:table-cell>
        </table:table-row>
        <table:table-row table:style-name="TableLine94084027542960">
          <table:table-cell table:style-name="Taula1.A2" office:value-type="string">
            <text:p text:style-name="P43"><text:span text:style-name="T6">Captura </text:span><text:span text:style-name="T8">A.</text:span><text:span text:style-name="T6">1.</text:span><text:span text:style-name="T37"> </text:span><text:span text:style-name="T38">Contingut el fitxer d’usuaris (amb la contrasenya xifrada</text:span><text:span text:style-name="T39">)</text:span></text:p>
          </table:table-cell>
        </table:table-row>
      </table:table>
      <text:p text:style-name="P9"/>
      <table:table table:name="Taula2" table:style-name="Taula2">
        <table:table-column table:style-name="Taula2.A"/>
        <table:table-row table:style-name="TableLine94083977644096">
          <table:table-cell table:style-name="Taula2.A1" office:value-type="string">
            <text:p text:style-name="P35"/>
          </table:table-cell>
        </table:table-row>
        <table:table-row table:style-name="TableLine94083981561536">
          <table:table-cell table:style-name="Taula2.A2" office:value-type="string">
            <text:p text:style-name="P35"><text:span text:style-name="T7">Captura </text:span><text:span text:style-name="T8">A.</text:span><text:span text:style-name="T11">2.</text:span><text:span text:style-name="T38"> Contingut del fitxer de grups</text:span></text:p>
          </table:table-cell>
        </table:table-row>
      </table:table>
      <text:p text:style-name="P9"/>
      <table:table table:name="Taula18" table:style-name="Taula18">
        <table:table-column table:style-name="Taula18.A"/>
        <table:table-row table:style-name="TableLine94084019780864">
          <table:table-cell table:style-name="Taula18.A1" office:value-type="string">
            <text:p text:style-name="P37"/>
          </table:table-cell>
        </table:table-row>
        <table:table-row table:style-name="TableLine94084021034144">
          <table:table-cell table:style-name="Taula18.A2" office:value-type="string">
            <text:p text:style-name="P37"><text:span text:style-name="T7">Captura </text:span><text:span text:style-name="T8">A.</text:span><text:span text:style-name="T15">3</text:span><text:span text:style-name="T11">.</text:span><text:span text:style-name="T38"> </text:span><text:span text:style-name="T39">Fitxer de configuració del host virtual (.conf)</text:span></text:p>
          </table:table-cell>
        </table:table-row>
      </table:table>
      <text:p text:style-name="P17"/>
      <table:table table:name="Taula19" table:style-name="Taula19">
        <table:table-column table:style-name="Taula19.A"/>
        <table:table-row table:style-name="TableLine94083905280416">
          <table:table-cell table:style-name="Taula19.A1" office:value-type="string">
            <text:p text:style-name="P38"/>
          </table:table-cell>
        </table:table-row>
        <table:table-row table:style-name="TableLine94083975374992">
          <table:table-cell table:style-name="Taula19.A2" office:value-type="string">
            <text:p text:style-name="P38"><text:span text:style-name="T7">Captura </text:span><text:span text:style-name="T8">A.</text:span><text:span text:style-name="T16">4</text:span><text:span text:style-name="T11">.</text:span><text:span text:style-name="T38"> </text:span><text:span text:style-name="T40">Petició de credencials quan s’intenta accedir al servidor</text:span></text:p>
          </table:table-cell>
        </table:table-row>
      </table:table>
      <text:p text:style-name="P18"/>
      <table:table table:name="Taula5" table:style-name="Taula5">
        <table:table-column table:style-name="Taula5.A"/>
        <table:table-row table:style-name="TableLine94084013517792">
          <table:table-cell table:style-name="Taula5.A1" office:value-type="string">
            <text:p text:style-name="P35"/>
          </table:table-cell>
        </table:table-row>
        <table:table-row table:style-name="TableLine94084025669136">
          <table:table-cell table:style-name="Taula5.A2" office:value-type="string">
            <text:p text:style-name="P35"><text:span text:style-name="T7">Captura </text:span><text:span text:style-name="T8">A.</text:span><text:span text:style-name="T16">5</text:span><text:span text:style-name="T5">: </text:span><text:span text:style-name="T33">Accés no autoritzat quan s’introdueixen credencials errònies</text:span></text:p>
          </table:table-cell>
        </table:table-row>
      </table:table>
      <text:p text:style-name="P9"/>
      <table:table table:name="Taula15" table:style-name="Taula15">
        <table:table-column table:style-name="Taula15.A"/>
        <table:table-row table:style-name="TableLine94084018350592">
          <table:table-cell table:style-name="Taula15.A1" office:value-type="string">
            <text:p text:style-name="P35"/>
          </table:table-cell>
        </table:table-row>
        <table:table-row table:style-name="TableLine94084017495152">
          <table:table-cell table:style-name="Taula15.A2" office:value-type="string">
            <text:p text:style-name="P35"><text:span text:style-name="T7">Captura </text:span><text:span text:style-name="T8">A.</text:span><text:span text:style-name="T16">6</text:span><text:span text:style-name="T5">: </text:span><text:span text:style-name="T33">Accés al contingut quan es fiquen credencials correctes. Pàgina inicial.</text:span></text:p>
          </table:table-cell>
        </table:table-row>
      </table:table>
      <text:p text:style-name="P9"/>
      <text:p text:style-name="P9"/>
      <text:p text:style-name="P4"><text:span text:style-name="T34">B</text:span><text:span text:style-name="T23">) </text:span><text:span text:style-name="T30">Autenticació per </text:span><text:span text:style-name="T34">PAM</text:span></text:p>
      <text:p text:style-name="P9"/>
      <text:p text:style-name="P12"><text:tab/><text:span text:style-name="T3">En el teu servidor virtual (el que has creat en l’activitat 01), modifica el fitxer de configuració de virtualhost perquè l’accés requerisca autenticació </text:span><text:span text:style-name="T32">per </text:span><text:span text:style-name="T13">PAM</text:span><text:span text:style-name="T3">.</text:span></text:p>
      <text:p text:style-name="P12"><text:tab/><text:span text:style-name="T34">Com a administrador del sistema, crea un usuari de sistema (amb l’ordre </text:span><text:span text:style-name="T13">useradd</text:span><text:span text:style-name="T34">) </text:span><text:span text:style-name="T3">per cada company de classe </text:span><text:span text:style-name="T33">i un altre per al professor</text:span><text:span text:style-name="T3"> i crear un grup per cada equip </text:span><text:span text:style-name="T33">així com un grup per a professorat</text:span><text:span text:style-name="T3">. Estableix com a contrasenya el mateix nom d’usuari que els assignes </text:span><text:span text:style-name="T33">(recorda no ficar caràcters amb accent, dièresi, espais, etc.)</text:span><text:span text:style-name="T3">. Has d’assignar a cada grup els membres de l’equip corresponent</text:span></text:p>
      <text:p text:style-name="P27"><text:tab/><text:span text:style-name="T33">L’</text:span><text:span text:style-name="T12">accés</text:span><text:span text:style-name="T33"> l’has de </text:span><text:span text:style-name="T12">restringir només als membres del teu equip i al professor</text:span><text:span text:style-name="T33">.</text:span></text:p>
      <text:p text:style-name="P31"><text:tab/>Equips i usuaris a crear:</text:p>
      <table:table table:name="Taula17" table:style-name="Taula17">
        <table:table-column table:style-name="Taula17.A"/>
        <table:table-column table:style-name="Taula17.B"/>
        <table:table-row table:style-name="TableLine94083905798736">
          <table:table-cell table:style-name="Taula17.A1" office:value-type="string">
            <text:p text:style-name="P47"/>
          </table:table-cell>
          <table:table-cell table:style-name="Taula17.B1" office:value-type="string">
            <text:p text:style-name="P47">Membres</text:p>
          </table:table-cell>
        </table:table-row>
        <table:table-row table:style-name="TableLine94084004603568">
          <table:table-cell table:style-name="Taula17.A2" office:value-type="string">
            <text:p text:style-name="P47">Equip 0<text:span text:style-name="T62">2</text:span></text:p>
          </table:table-cell>
          <table:table-cell table:style-name="Taula17.B2" office:value-type="string">
            <text:p text:style-name="P50">José, Miguel, Kiko</text:p>
          </table:table-cell>
        </table:table-row>
        <text:soft-page-break/>
        <table:table-row table:style-name="TableLine94084026985856">
          <table:table-cell table:style-name="Taula17.A2" office:value-type="string">
            <text:p text:style-name="P47">Equip 0<text:span text:style-name="T62">4</text:span></text:p>
          </table:table-cell>
          <table:table-cell table:style-name="Taula17.B2" office:value-type="string">
            <text:p text:style-name="P50">Yasmin, Pablo, Samuel</text:p>
          </table:table-cell>
        </table:table-row>
        <table:table-row table:style-name="TableLine94084013512112">
          <table:table-cell table:style-name="Taula17.A2" office:value-type="string">
            <text:p text:style-name="P47">Equip 03</text:p>
          </table:table-cell>
          <table:table-cell table:style-name="Taula17.B2" office:value-type="string">
            <text:p text:style-name="P50">Alejandro , Jaume , Álvaro , Iván</text:p>
          </table:table-cell>
        </table:table-row>
        <table:table-row table:style-name="TableLine94084025948304">
          <table:table-cell table:style-name="Taula17.A2" office:value-type="string">
            <text:p text:style-name="P47">Equip 0<text:span text:style-name="T62">1</text:span></text:p>
          </table:table-cell>
          <table:table-cell table:style-name="Taula17.B2" office:value-type="string">
            <text:p text:style-name="P50">Sergio , Marcos, David</text:p>
          </table:table-cell>
        </table:table-row>
        <table:table-row table:style-name="TableLine94083905117808">
          <table:table-cell table:style-name="Taula17.A2" office:value-type="string">
            <text:p text:style-name="P49">Professor</text:p>
          </table:table-cell>
          <table:table-cell table:style-name="Taula17.B2" office:value-type="string">
            <text:p text:style-name="P49">Raül</text:p>
          </table:table-cell>
        </table:table-row>
      </table:table>
      <text:p text:style-name="P29"/>
      <text:p text:style-name="P22"><text:tab/><text:span text:style-name="T33">Modifica la teua pàgina inicial (</text:span><text:span text:style-name="T12">index.html</text:span><text:span text:style-name="T33">),i fica una llista </text:span><text:span text:style-name="T35">(</text:span><text:span text:style-name="T14">ul</text:span><text:span text:style-name="T35">) </text:span><text:span text:style-name="T33">amb els equips i els membres. </text:span><text:span text:style-name="T43">Destacant amb negreta els que sí que tenen accés.</text:span></text:p>
      <text:p text:style-name="P9"/>
      <table:table table:name="Taula28" table:style-name="Taula28">
        <table:table-column table:style-name="Taula28.A"/>
        <table:table-row table:style-name="TableLine94084020739376">
          <table:table-cell table:style-name="Taula28.A1" office:value-type="string">
            <text:p text:style-name="P35"/>
          </table:table-cell>
        </table:table-row>
        <table:table-row table:style-name="TableLine94083981470272">
          <table:table-cell table:style-name="Taula28.A2" office:value-type="string">
            <text:p text:style-name="P35"><text:span text:style-name="T7">Captura </text:span><text:span text:style-name="T13">B</text:span><text:span text:style-name="T8">.</text:span><text:span text:style-name="T9">1</text:span><text:span text:style-name="T5">: </text:span><text:span text:style-name="T34">Fitxer /etc/passwd amb els usuaris creats</text:span></text:p>
          </table:table-cell>
        </table:table-row>
      </table:table>
      <text:p text:style-name="P54"/>
      <table:table table:name="Taula29" table:style-name="Taula29">
        <table:table-column table:style-name="Taula29.A"/>
        <table:table-row table:style-name="TableLine94083905029696">
          <table:table-cell table:style-name="Taula29.A1" office:value-type="string">
            <text:p text:style-name="P35"/>
          </table:table-cell>
        </table:table-row>
        <table:table-row table:style-name="TableLine94084022085920">
          <table:table-cell table:style-name="Taula29.A2" office:value-type="string">
            <text:p text:style-name="P35"><text:span text:style-name="T7">Captura </text:span><text:span text:style-name="T13">B</text:span><text:span text:style-name="T8">.</text:span><text:span text:style-name="T9">2</text:span><text:span text:style-name="T5"> </text:span><text:span text:style-name="T34">Fitxer /etc/groups amb els grups creats i els usuaris corresponents.</text:span></text:p>
          </table:table-cell>
        </table:table-row>
      </table:table>
      <text:p text:style-name="P54"/>
      <table:table table:name="Taula16" table:style-name="Taula16">
        <table:table-column table:style-name="Taula16.A"/>
        <table:table-row table:style-name="TableLine94084027113824">
          <table:table-cell table:style-name="Taula16.A1" office:value-type="string">
            <text:p text:style-name="P36"/>
          </table:table-cell>
        </table:table-row>
        <table:table-row table:style-name="TableLine94084051698928">
          <table:table-cell table:style-name="Taula16.A2" office:value-type="string">
            <text:p text:style-name="P36"><text:span text:style-name="T7">Captura </text:span><text:span text:style-name="T13">B</text:span><text:span text:style-name="T8">.</text:span><text:span text:style-name="T15">3</text:span><text:span text:style-name="T5"> </text:span><text:span text:style-name="T36">Fitxer de configuració del host virtual (.conf)</text:span></text:p>
          </table:table-cell>
        </table:table-row>
      </table:table>
      <text:p text:style-name="P16"/>
      <table:table table:name="Taula20" table:style-name="Taula20">
        <table:table-column table:style-name="Taula20.A"/>
        <table:table-row table:style-name="TableLine94083981999456">
          <table:table-cell table:style-name="Taula20.A1" office:value-type="string">
            <text:p text:style-name="P38"/>
          </table:table-cell>
        </table:table-row>
        <table:table-row table:style-name="TableLine94083904346752">
          <table:table-cell table:style-name="Taula20.A2" office:value-type="string">
            <text:p text:style-name="P38"><text:span text:style-name="T7">Captura </text:span><text:span text:style-name="T16">B</text:span><text:span text:style-name="T8">.</text:span><text:span text:style-name="T16">4</text:span><text:span text:style-name="T11">.</text:span><text:span text:style-name="T38"> </text:span><text:span text:style-name="T40">Petició de credencials quan s’intenta accedir al servidor</text:span></text:p>
          </table:table-cell>
        </table:table-row>
      </table:table>
      <text:p text:style-name="P18"/>
      <table:table table:name="Taula21" table:style-name="Taula21">
        <table:table-column table:style-name="Taula21.A"/>
        <table:table-row table:style-name="TableLine94084013519168">
          <table:table-cell table:style-name="Taula21.A1" office:value-type="string">
            <text:p text:style-name="P38"/>
          </table:table-cell>
        </table:table-row>
        <table:table-row table:style-name="TableLine94084013506912">
          <table:table-cell table:style-name="Taula21.A2" office:value-type="string">
            <text:p text:style-name="P38"><text:span text:style-name="T7">Captura </text:span><text:span text:style-name="T16">B</text:span><text:span text:style-name="T8">.</text:span><text:span text:style-name="T16">5</text:span><text:span text:style-name="T5">: </text:span><text:span text:style-name="T33">Accés no autoritzat quan s’introdueixen credencials errònies</text:span></text:p>
          </table:table-cell>
        </table:table-row>
      </table:table>
      <text:p text:style-name="P18"/>
      <table:table table:name="Taula22" table:style-name="Taula22">
        <table:table-column table:style-name="Taula22.A"/>
        <table:table-row table:style-name="TableLine94083977733392">
          <table:table-cell table:style-name="Taula22.A1" office:value-type="string">
            <text:p text:style-name="P38"/>
          </table:table-cell>
        </table:table-row>
        <table:table-row table:style-name="TableLine94083981422864">
          <table:table-cell table:style-name="Taula22.A2" office:value-type="string">
            <text:p text:style-name="P38"><text:span text:style-name="T7">Captura </text:span><text:span text:style-name="T16">B</text:span><text:span text:style-name="T8">.</text:span><text:span text:style-name="T16">6</text:span><text:span text:style-name="T5">: </text:span><text:span text:style-name="T33">Accés al contingut quan es fiquen credencials correctes. Pàgina inicial.</text:span></text:p>
          </table:table-cell>
        </table:table-row>
      </table:table>
      <text:p text:style-name="P18"/>
      <text:p text:style-name="P18"/>
      <text:p text:style-name="P5"><text:span text:style-name="T42">C</text:span><text:span text:style-name="T23">) </text:span><text:span text:style-name="T30">Autenticació per </text:span><text:span text:style-name="T42">formulari</text:span></text:p>
      <text:p text:style-name="P18"/>
      <text:p text:style-name="P18"/>
      <text:p text:style-name="P13"><text:tab/><text:span text:style-name="T3">En el teu servidor virtual (el que has creat en l’activitat 01), modifica el fitxer de configuració de virtualhost perquè l’accés requerisca autenticació </text:span><text:span text:style-name="T32">per </text:span><text:span text:style-name="T42">formulari </text:span><text:span text:style-name="T43">(</text:span><text:span text:style-name="T17">form</text:span><text:span text:style-name="T43">). </text:span><text:span text:style-name="T27">Ho has d’investigar.</text:span></text:p>
      <text:p text:style-name="P28"><text:soft-page-break/><text:tab/>Has de crear un usuari per cada company de classe <text:span text:style-name="T33">i un altre per al professor</text:span> i crear un grup per cada equip <text:span text:style-name="T33">així com un grup per a professorat</text:span>. Estableix com a contrasenya el mateix nom d’usuari que els assignes <text:span text:style-name="T33">(recorda no ficar caràcters amb accent, dièresi, espais, etc.)</text:span>. Has d’assignar a cada grup els membres de l’equip corresponent</text:p>
      <text:p text:style-name="P28"><text:tab/><text:span text:style-name="T33">L’</text:span><text:span text:style-name="T12">accés</text:span><text:span text:style-name="T33"> l’has de </text:span><text:span text:style-name="T12">restringir només als membres del teu equip i al professor</text:span><text:span text:style-name="T33">.</text:span></text:p>
      <text:p text:style-name="P32"/>
      <text:p text:style-name="P53"><text:span text:style-name="T24"><text:tab/>Crea un fitxer </text:span><text:span text:style-name="T26">login</text:span><text:span text:style-name="T25">.html</text:span><text:span text:style-name="T24"> que continga un formulari d’autenticació preparat per enviar les dades d’usuari i contrasenya a apache: </text:span></text:p>
      <text:list xml:id="list2853038052" text:style-name="L1">
        <text:list-header>
          <text:p text:style-name="P58"><text:a xlink:type="simple" xlink:href="https://httpd.apache.org/docs/2.4/mod/mod_auth_form.html" text:style-name="Internet_20_link" text:visited-style-name="Visited_20_Internet_20_Link"><text:span text:style-name="T24">https://httpd.apache.org/docs/2.4/mod/mod_auth_form.html</text:span></text:a></text:p>
        </text:list-header>
      </text:list>
      <text:p text:style-name="P33"><text:tab/>Només tu <text:span text:style-name="T43">i el professor </text:span>tindr<text:span text:style-name="T43">eu</text:span> permís per accedir al recurs (de tots els que estan en el teu fitxer d’usuaris).</text:p>
      <text:p text:style-name="P33"/>
      <text:p text:style-name="P22"><text:span text:style-name="T33"><text:tab/>Modifica la teua pàgina inicial (</text:span><text:span text:style-name="T12">index.html</text:span><text:span text:style-name="T33">),i fica una llista </text:span><text:span text:style-name="T35">(</text:span><text:span text:style-name="T14">ul</text:span><text:span text:style-name="T35">) </text:span><text:span text:style-name="T33">amb els equips i els membres. </text:span><text:span text:style-name="T43">Destacant amb negreta els que sí que tenen accés.</text:span></text:p>
      <text:p text:style-name="P22"/>
      <table:table table:name="Taula3" table:style-name="Taula3">
        <table:table-column table:style-name="Taula3.A"/>
        <table:table-row table:style-name="TableLine94084018068624">
          <table:table-cell table:style-name="Taula3.A1" office:value-type="string">
            <text:p text:style-name="P39"/>
          </table:table-cell>
        </table:table-row>
        <table:table-row table:style-name="TableLine94084015771136">
          <table:table-cell table:style-name="Taula3.A2" office:value-type="string">
            <text:p text:style-name="P44"><text:span text:style-name="T6">Captura </text:span><text:span text:style-name="T18">C</text:span><text:span text:style-name="T8">.</text:span><text:span text:style-name="T6">1.</text:span><text:span text:style-name="T37"> </text:span><text:span text:style-name="T38">Contingut el fitxer d’usuaris (amb la contrasenya xifrada</text:span><text:span text:style-name="T39">)</text:span></text:p>
          </table:table-cell>
        </table:table-row>
      </table:table>
      <text:p text:style-name="P19"/>
      <table:table table:name="Taula4" table:style-name="Taula4">
        <table:table-column table:style-name="Taula4.A"/>
        <table:table-row table:style-name="TableLine94084014746112">
          <table:table-cell table:style-name="Taula4.A1" office:value-type="string">
            <text:p text:style-name="P39"/>
          </table:table-cell>
        </table:table-row>
        <table:table-row table:style-name="TableLine94084026787840">
          <table:table-cell table:style-name="Taula4.A2" office:value-type="string">
            <text:p text:style-name="P39"><text:span text:style-name="T7">Captura </text:span><text:span text:style-name="T18">C</text:span><text:span text:style-name="T8">.</text:span><text:span text:style-name="T11">2.</text:span><text:span text:style-name="T38"> Contingut del fitxer de grups</text:span></text:p>
          </table:table-cell>
        </table:table-row>
      </table:table>
      <text:p text:style-name="P19"/>
      <table:table table:name="Taula6" table:style-name="Taula6">
        <table:table-column table:style-name="Taula6.A"/>
        <table:table-row table:style-name="TableLine94083986268672">
          <table:table-cell table:style-name="Taula6.A1" office:value-type="string">
            <text:p text:style-name="P39"/>
          </table:table-cell>
        </table:table-row>
        <table:table-row table:style-name="TableLine94084050477568">
          <table:table-cell table:style-name="Taula6.A2" office:value-type="string">
            <text:p text:style-name="P39"><text:span text:style-name="T7">Captura </text:span><text:span text:style-name="T18">C</text:span><text:span text:style-name="T8">.</text:span><text:span text:style-name="T15">3</text:span><text:span text:style-name="T11">.</text:span><text:span text:style-name="T38"> </text:span><text:span text:style-name="T39">Fitxer de configuració del host virtual (.conf)</text:span></text:p>
          </table:table-cell>
        </table:table-row>
      </table:table>
      <text:p text:style-name="P19"/>
      <table:table table:name="Taula7" table:style-name="Taula7">
        <table:table-column table:style-name="Taula7.A"/>
        <table:table-row table:style-name="TableLine94083986723328">
          <table:table-cell table:style-name="Taula7.A1" office:value-type="string">
            <text:p text:style-name="P39"/>
          </table:table-cell>
        </table:table-row>
        <table:table-row table:style-name="TableLine94084058201632">
          <table:table-cell table:style-name="Taula7.A2" office:value-type="string">
            <text:p text:style-name="P39"><text:span text:style-name="T7">Captura </text:span><text:span text:style-name="T18">C</text:span><text:span text:style-name="T8">.</text:span><text:span text:style-name="T16">4</text:span><text:span text:style-name="T11">.</text:span><text:span text:style-name="T38"> </text:span><text:span text:style-name="T40">Petició de credencials quan s’intenta accedir al servidor </text:span><text:span text:style-name="T41">(fitxer login.html)</text:span></text:p>
          </table:table-cell>
        </table:table-row>
      </table:table>
      <text:p text:style-name="P19"/>
      <table:table table:name="Taula8" table:style-name="Taula8">
        <table:table-column table:style-name="Taula8.A"/>
        <table:table-row table:style-name="TableLine94083971658768">
          <table:table-cell table:style-name="Taula8.A1" office:value-type="string">
            <text:p text:style-name="P39"/>
          </table:table-cell>
        </table:table-row>
        <table:table-row table:style-name="TableLine94084027405936">
          <table:table-cell table:style-name="Taula8.A2" office:value-type="string">
            <text:p text:style-name="P39"><text:span text:style-name="T7">Captura </text:span><text:span text:style-name="T19">C</text:span><text:span text:style-name="T8">.</text:span><text:span text:style-name="T16">5</text:span><text:span text:style-name="T5">: </text:span><text:span text:style-name="T33">Accés no autoritzat quan s’introdueixen credencials errònies</text:span></text:p>
          </table:table-cell>
        </table:table-row>
      </table:table>
      <text:p text:style-name="P19"/>
      <table:table table:name="Taula9" table:style-name="Taula9">
        <table:table-column table:style-name="Taula9.A"/>
        <table:table-row table:style-name="TableLine94084013506080">
          <table:table-cell table:style-name="Taula9.A1" office:value-type="string">
            <text:p text:style-name="P39"/>
          </table:table-cell>
        </table:table-row>
        <table:table-row table:style-name="TableLine94084002369600">
          <table:table-cell table:style-name="Taula9.A2" office:value-type="string">
            <text:p text:style-name="P39"><text:span text:style-name="T7">Captura </text:span><text:span text:style-name="T19">C</text:span><text:span text:style-name="T8">.</text:span><text:span text:style-name="T16">6</text:span><text:span text:style-name="T5">: </text:span><text:span text:style-name="T33">Accés al contingut quan es fiquen credencials correctes. Pàgina inicial.</text:span></text:p>
          </table:table-cell>
        </table:table-row>
      </table:table>
      <text:p text:style-name="P19"><text:soft-page-break/></text:p>
      <text:p text:style-name="P19"/>
      <text:p text:style-name="P6"><text:span text:style-name="T44">D</text:span><text:span text:style-name="T23">) </text:span><text:span text:style-name="T44">Servidor HTTPS</text:span></text:p>
      <text:p text:style-name="P20"/>
      <text:p text:style-name="P14"><text:tab/><text:span text:style-name="T45">Cada membre de l’equip ha de crear un contenidor </text:span><text:span text:style-name="T54">docker </text:span><text:span text:style-name="T45">amb apache2 (es pot utilitzar la imatge que cada usuari ha creat en activitats anteriors), en el que habilitarà <text:s/>ssl i modificarà el lloc https per defecte. </text:span><text:span text:style-name="T49">El seu nom serà </text:span><text:span text:style-name="T52">contHTTPSNomMembre</text:span><text:span text:style-name="T49">. </text:span><text:span text:style-name="T48">El contingut del site, ha de mostrar</text:span></text:p>
      <text:list xml:id="list902328987" text:style-name="L2">
        <text:list-item>
          <text:p text:style-name="P59">Text : Lloc segur de NomMembre. Equip0X</text:p>
        </text:list-item>
        <text:list-item>
          <text:p text:style-name="P59">Imatge particular de cada membre.</text:p>
        </text:list-item>
      </text:list>
      <text:p text:style-name="P34"/>
      <text:p text:style-name="P14"><text:tab/><text:span text:style-name="T45">Cada membre de l’equip utilitzarà un port </text:span><text:span text:style-name="T61">HTTPS</text:span><text:span text:style-name="T45"> diferent, </text:span><text:span text:style-name="T59">tant a l’exterior com a l’interior del contenidor. </text:span><text:span text:style-name="T61">El port HTTP serà diferent per a l’exterior, mentre que per a l’interior del contenidor continuarà sent el port 80:</text:span></text:p>
      <table:table table:name="Taula10" table:style-name="Taula10">
        <table:table-column table:style-name="Taula10.A"/>
        <table:table-column table:style-name="Taula10.B"/>
        <table:table-column table:style-name="Taula10.C"/>
        <table:table-column table:style-name="Taula10.D"/>
        <table:table-row table:style-name="TableLine94084013453408">
          <table:table-cell table:style-name="Taula10.A1" office:value-type="string">
            <text:p text:style-name="P51"/>
          </table:table-cell>
          <table:table-cell table:style-name="Taula10.A1" office:value-type="string">
            <text:p text:style-name="P51">Membre 1</text:p>
          </table:table-cell>
          <table:table-cell table:style-name="Taula10.A1" office:value-type="string">
            <text:p text:style-name="P51">Membre 2</text:p>
          </table:table-cell>
          <table:table-cell table:style-name="Taula10.D1" office:value-type="string">
            <text:p text:style-name="P51">Membre 3</text:p>
          </table:table-cell>
        </table:table-row>
        <table:table-row table:style-name="TableLine94084014597808">
          <table:table-cell table:style-name="Taula10.A2" office:value-type="string">
            <text:p text:style-name="P51">Port <text:span text:style-name="T60">HTTPS</text:span></text:p>
          </table:table-cell>
          <table:table-cell table:style-name="Taula10.A2" office:value-type="string">
            <text:p text:style-name="P51">4431</text:p>
          </table:table-cell>
          <table:table-cell table:style-name="Taula10.A2" office:value-type="string">
            <text:p text:style-name="P51">4432</text:p>
          </table:table-cell>
          <table:table-cell table:style-name="Taula10.D2" office:value-type="string">
            <text:p text:style-name="P51">4433</text:p>
          </table:table-cell>
        </table:table-row>
        <table:table-row table:style-name="TableLine94084027512496">
          <table:table-cell table:style-name="Taula10.A2" office:value-type="string">
            <text:p text:style-name="P52">Port HTTP</text:p>
          </table:table-cell>
          <table:table-cell table:style-name="Taula10.A2" office:value-type="string">
            <text:p text:style-name="P52">4400</text:p>
          </table:table-cell>
          <table:table-cell table:style-name="Taula10.A2" office:value-type="string">
            <text:p text:style-name="P52">4401</text:p>
          </table:table-cell>
          <table:table-cell table:style-name="Taula10.D2" office:value-type="string">
            <text:p text:style-name="P52">4403</text:p>
          </table:table-cell>
        </table:table-row>
      </table:table>
      <text:p text:style-name="P14"/>
      <text:p text:style-name="P14"><text:tab/><text:span text:style-name="T58">El lloc segur ha d’obtenir el seu contingut d’una carpeta amb nom </text:span><text:span text:style-name="T29">servidorSegur NomMembre</text:span><text:span text:style-name="T58"> dins de l’arrel del servidor en el docker. </text:span><text:span text:style-name="T46">Cada membre se n’haurà de crear un </text:span><text:span text:style-name="T56">volum </text:span><text:span text:style-name="T46">amb el nom </text:span><text:span text:style-name="T53">volumSegurNomMembre</text:span><text:span text:style-name="T46"> i associar-lo </text:span><text:span text:style-name="T57">a la carpeta del servidor segur</text:span><text:span text:style-name="T46"> </text:span><text:span text:style-name="T55">seu </text:span><text:span text:style-name="T46">contenidor.</text:span></text:p>
      <text:p text:style-name="P14"><text:tab/><text:span text:style-name="T47">Cada membre haurà de seguir el manual per crear un lloc segur amb un certificat autosignat.</text:span></text:p>
      <text:p text:style-name="P14"><text:tab/><text:span text:style-name="T48">El servidor haurà de redirigir sempre a la versió https.</text:span></text:p>
      <text:p text:style-name="P14"/>
      <table:table table:name="Taula11" table:style-name="Taula11">
        <table:table-column table:style-name="Taula11.A"/>
        <table:table-row table:style-name="TableLine94083976241680">
          <table:table-cell table:style-name="Taula11.A1" office:value-type="string">
            <text:p text:style-name="P40"/>
          </table:table-cell>
        </table:table-row>
        <table:table-row table:style-name="TableLine94084027270240">
          <table:table-cell table:style-name="Taula11.A2" office:value-type="string">
            <text:p text:style-name="P40"><text:span text:style-name="T7">Captura </text:span><text:span text:style-name="T20">D</text:span><text:span text:style-name="T8">.</text:span><text:span text:style-name="T20">1</text:span><text:span text:style-name="T5">: </text:span><text:span text:style-name="T48">Certificat autosignat membre 1 en el navegador</text:span></text:p>
          </table:table-cell>
        </table:table-row>
      </table:table>
      <text:p text:style-name="P15"/>
      <text:p text:style-name="P15"/>
      <table:table table:name="Taula12" table:style-name="Taula12">
        <table:table-column table:style-name="Taula12.A"/>
        <table:table-row table:style-name="TableLine94083982699696">
          <table:table-cell table:style-name="Taula12.A1" office:value-type="string">
            <text:p text:style-name="P40"/>
          </table:table-cell>
        </table:table-row>
        <table:table-row table:style-name="TableLine94083971678624">
          <table:table-cell table:style-name="Taula12.A2" office:value-type="string">
            <text:p text:style-name="P40"><text:span text:style-name="T7">Captura </text:span><text:span text:style-name="T20">D</text:span><text:span text:style-name="T8">.</text:span><text:span text:style-name="T20">2</text:span><text:span text:style-name="T5">: </text:span><text:span text:style-name="T48">Certificat autosignat membre 2 en el navegador</text:span></text:p>
          </table:table-cell>
        </table:table-row>
      </table:table>
      <text:p text:style-name="P55"><text:soft-page-break/></text:p>
      <text:p text:style-name="P55"/>
      <table:table table:name="Taula13" table:style-name="Taula13">
        <table:table-column table:style-name="Taula13.A"/>
        <table:table-row table:style-name="TableLine94083981262512">
          <table:table-cell table:style-name="Taula13.A1" office:value-type="string">
            <text:p text:style-name="P40"/>
          </table:table-cell>
        </table:table-row>
        <table:table-row table:style-name="TableLine94084027776288">
          <table:table-cell table:style-name="Taula13.A2" office:value-type="string">
            <text:p text:style-name="P40"><text:span text:style-name="T7">Captura </text:span><text:span text:style-name="T20">D</text:span><text:span text:style-name="T8">.</text:span><text:span text:style-name="T21">3</text:span><text:span text:style-name="T5">: </text:span><text:span text:style-name="T48">Certificat autosignat membre 3 en el navegador</text:span></text:p>
          </table:table-cell>
        </table:table-row>
      </table:table>
      <text:p text:style-name="P55"/>
      <text:p text:style-name="P55"/>
      <text:p text:style-name="P56"/>
      <table:table table:name="Taula14" table:style-name="Taula14">
        <table:table-column table:style-name="Taula14.A"/>
        <table:table-row table:style-name="TableLine94084015155600">
          <table:table-cell table:style-name="Taula14.A1" office:value-type="string">
            <text:p text:style-name="P41"/>
          </table:table-cell>
        </table:table-row>
        <table:table-row table:style-name="TableLine94084015183504">
          <table:table-cell table:style-name="Taula14.A2" office:value-type="string">
            <text:p text:style-name="P41"><text:span text:style-name="T7">Captura </text:span><text:span text:style-name="T20">D</text:span><text:span text:style-name="T8">.</text:span><text:span text:style-name="T21">4</text:span><text:span text:style-name="T5">: </text:span><text:span text:style-name="T49">Pàgina inicial del servidor segur del membre 1: https://IP_servidor:4431</text:span></text:p>
          </table:table-cell>
        </table:table-row>
      </table:table>
      <text:p text:style-name="P56"/>
      <text:p text:style-name="P56"/>
      <table:table table:name="Taula23" table:style-name="Taula23">
        <table:table-column table:style-name="Taula23.A"/>
        <table:table-row table:style-name="TableLine94084017858960">
          <table:table-cell table:style-name="Taula23.A1" office:value-type="string">
            <text:p text:style-name="P41"/>
          </table:table-cell>
        </table:table-row>
        <table:table-row table:style-name="TableLine94084020411648">
          <table:table-cell table:style-name="Taula23.A2" office:value-type="string">
            <text:p text:style-name="P41"><text:span text:style-name="T7">Captura </text:span><text:span text:style-name="T20">D</text:span><text:span text:style-name="T8">.</text:span><text:span text:style-name="T21">5</text:span><text:span text:style-name="T5">: </text:span><text:span text:style-name="T49">Pàgina inicial del servidor segur del membre 2: https://IP_servidor:4432</text:span></text:p>
          </table:table-cell>
        </table:table-row>
      </table:table>
      <text:p text:style-name="P56"/>
      <text:p text:style-name="P56"/>
      <table:table table:name="Taula24" table:style-name="Taula24">
        <table:table-column table:style-name="Taula24.A"/>
        <table:table-row table:style-name="TableLine94084019978640">
          <table:table-cell table:style-name="Taula24.A1" office:value-type="string">
            <text:p text:style-name="P41"/>
          </table:table-cell>
        </table:table-row>
        <table:table-row table:style-name="TableLine94084017459744">
          <table:table-cell table:style-name="Taula24.A2" office:value-type="string">
            <text:p text:style-name="P41"><text:span text:style-name="T7">Captura </text:span><text:span text:style-name="T20">D</text:span><text:span text:style-name="T8">.</text:span><text:span text:style-name="T21">6</text:span><text:span text:style-name="T5">: </text:span><text:span text:style-name="T49">Pàgina inicial del servidor segur del membre 3: https://IP_servidor:4433</text:span></text:p>
          </table:table-cell>
        </table:table-row>
      </table:table>
      <text:p text:style-name="P56"/>
      <text:p text:style-name="P56"/>
      <table:table table:name="Taula25" table:style-name="Taula25">
        <table:table-column table:style-name="Taula25.A"/>
        <table:table-row table:style-name="TableLine94084016828048">
          <table:table-cell table:style-name="Taula25.A1" office:value-type="string">
            <text:p text:style-name="P42"/>
          </table:table-cell>
        </table:table-row>
        <table:table-row table:style-name="TableLine94084017979392">
          <table:table-cell table:style-name="Taula25.A2" office:value-type="string">
            <text:p text:style-name="P42"><text:span text:style-name="T7">Captura </text:span><text:span text:style-name="T20">D</text:span><text:span text:style-name="T8">.</text:span><text:span text:style-name="T22">7</text:span><text:span text:style-name="T5">: </text:span><text:span text:style-name="T50">Llistat dels volums del servidor: sudo docker volume ls</text:span></text:p>
          </table:table-cell>
        </table:table-row>
      </table:table>
      <text:p text:style-name="P57"/>
      <text:p text:style-name="P57"/>
      <table:table table:name="Taula26" table:style-name="Taula26">
        <table:table-column table:style-name="Taula26.A"/>
        <table:table-row table:style-name="TableLine94084050981600">
          <table:table-cell table:style-name="Taula26.A1" office:value-type="string">
            <text:p text:style-name="P42"/>
          </table:table-cell>
        </table:table-row>
        <table:table-row table:style-name="TableLine94083981179632">
          <table:table-cell table:style-name="Taula26.A2" office:value-type="string">
            <text:p text:style-name="P42"><text:span text:style-name="T7">Captura </text:span><text:span text:style-name="T20">D</text:span><text:span text:style-name="T8">.</text:span><text:span text:style-name="T22">8</text:span><text:span text:style-name="T5">: </text:span><text:span text:style-name="T50">Llistat de contendors </text:span><text:span text:style-name="T51">segurs</text:span><text:span text:style-name="T50"> sudo docker ps | grep HTTPS</text:span>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b0000" loext:opacity="100%" style:font-name="Arial" fo:font-size="12pt" style:text-underline-style="solid" style:text-underline-width="auto" style:text-underline-color="font-color" fo:font-weight="bold" officeooo:rsid="0021dd7b" officeooo:paragraph-rsid="0021dd7b" style:font-size-asian="12pt" style:font-weight-asian="bold" style:font-size-complex="12pt" style:font-weight-complex="bold"/>
    </style:style>
    <style:style style:name="MP2" style:family="paragraph" style:parent-style-name="Footer">
      <style:text-properties fo:color="#8b0000" loext:opacity="100%" style:font-name="Arial" fo:font-weight="bold" officeooo:rsid="0022aca2" officeooo:paragraph-rsid="0022aca2" style:font-weight-asian="bold" style:font-weight-complex="bold" style:text-overline-style="solid" style:text-overline-width="auto" style:text-overline-color="font-color"/>
    </style:style>
    <style:style style:name="MT1" style:family="text">
      <style:text-properties officeooo:rsid="002c7685"/>
    </style:style>
    <style:style style:name="MT2" style:family="text">
      <style:text-properties officeooo:rsid="003238fb"/>
    </style:style>
    <style:style style:name="MT3" style:family="text">
      <style:text-properties officeooo:rsid="004d8c76"/>
    </style:style>
    <style:style style:name="MT4" style:family="text">
      <style:text-properties officeooo:rsid="006b62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Lluís Simarro<text:tab/>Curs <text:span text:style-name="MT1">2</text:span><text:span text:style-name="MT2">2</text:span>/2<text:span text:style-name="MT2">3</text:span><text:tab/>2n DAW - DAW</text:p>
      </style:header>
      <style:footer>
        <text:p text:style-name="MP2">Activitat <text:span text:style-name="MT3">Servidors Web i Autenticació </text:span><text:span text:style-name="MT4">i HTTPS</text:span><text:tab/>Pàgina 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2.2$Linux_X86_64 LibreOffice_project/30$Build-2</meta:generator>
    <dc:date>2022-10-18T17:33:41.081934150</dc:date>
    <meta:editing-duration>PT5H25M24S</meta:editing-duration>
    <meta:editing-cycles>86</meta:editing-cycles>
    <meta:document-statistic meta:table-count="30" meta:image-count="0" meta:object-count="0" meta:page-count="6" meta:paragraph-count="96" meta:word-count="980" meta:character-count="6051" meta:non-whitespace-character-count="5146"/>
  </office:meta>
</office:document-meta>
</file>